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'Mixer Config'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'Mixer Config'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'Mixer Config'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office:value-type="string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C2:Groups.C25 Groups.G2:Groups.G65 Groups.L2:Groups.L33 Groups.Q2:Groups.Q65 Groups.V2:Groups.V33 Groups.AA2:Groups.AA65 Groups.AF2:Groups.AF33 Groups.AK2:Groups.AK17 Groups.AU2:Groups.AU17 Groups.AP2:Groups.AP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table:table-column table:style-name="co26" table:default-cell-style-name="ce40"/>
        <table:table-column table:style-name="co26" table:number-columns-repeated="2" table:default-cell-style-name="ce43"/>
        <table:table-row table:style-name="ro2">
          <table:table-cell table:style-name="ce38"/>
          <table:table-cell table:style-name="ce42" office:value-type="string" calcext:value-type="string">
            <text:p>Mono</text:p>
          </table:table-cell>
          <table:table-cell table:style-name="ce42" office:value-type="string" calcext:value-type="string">
            <text:p>Stereo</text:p>
          </table:table-cell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</table:table-row>
      </table:table>
      <table:table table:name="Misc" table:style-name="ta5"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6-08T22:46:44</dc:date>
    <meta:editing-cycles>218</meta:editing-cycles>
    <meta:editing-duration>PT6H12M</meta:editing-duration>
    <meta:generator>LibreOffice/7.4.2.3$MacOSX_X86_64 LibreOffice_project/382eef1f22670f7f4118c8c2dd222ec7ad009daf</meta:generator>
    <meta:document-statistic meta:table-count="5" meta:cell-count="6719" meta:object-count="0"/>
    <meta:user-defined meta:name="AppVersion">15.0000</meta:user-defined>
  </office:meta>
</office:document-meta>
</file>